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5576" officeooo:paragraph-rsid="00125576"/>
    </style:style>
    <style:style style:name="P2" style:family="paragraph" style:parent-style-name="Standard">
      <style:text-properties officeooo:rsid="0013a2bd" officeooo:paragraph-rsid="0013a2bd"/>
    </style:style>
    <style:style style:name="P3" style:family="paragraph" style:parent-style-name="Standard">
      <style:text-properties officeooo:rsid="00149d60" officeooo:paragraph-rsid="00149d60"/>
    </style:style>
    <style:style style:name="P4" style:family="paragraph" style:parent-style-name="Standard">
      <style:text-properties officeooo:rsid="0015cf2f" officeooo:paragraph-rsid="0015cf2f"/>
    </style:style>
    <style:style style:name="P5" style:family="paragraph" style:parent-style-name="Standard">
      <style:text-properties officeooo:rsid="001747b6" officeooo:paragraph-rsid="001747b6"/>
    </style:style>
    <style:style style:name="P6" style:family="paragraph" style:parent-style-name="Standard">
      <style:text-properties officeooo:rsid="0017ab33" officeooo:paragraph-rsid="0017ab33"/>
    </style:style>
    <style:style style:name="P7" style:family="paragraph" style:parent-style-name="Standard">
      <style:text-properties officeooo:rsid="001925bc" officeooo:paragraph-rsid="001925bc"/>
    </style:style>
    <style:style style:name="T1" style:family="text">
      <style:text-properties officeooo:rsid="0013a2bd"/>
    </style:style>
    <style:style style:name="T2" style:family="text">
      <style:text-properties officeooo:rsid="00149d60"/>
    </style:style>
    <style:style style:name="T3" style:family="text">
      <style:text-properties officeooo:rsid="0015cf2f"/>
    </style:style>
    <style:style style:name="T4" style:family="text">
      <style:text-properties officeooo:rsid="001747b6"/>
    </style:style>
    <style:style style:name="T5" style:family="text">
      <style:text-properties officeooo:rsid="0017ab33"/>
    </style:style>
    <style:style style:name="T6" style:family="text">
      <style:text-properties officeooo:rsid="001925bc"/>
    </style:style>
    <style:style style:name="T7" style:family="text">
      <style:text-properties officeooo:rsid="001a735e"/>
    </style:style>
    <style:style style:name="T8" style:family="text">
      <style:text-properties officeooo:rsid="001c60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t the verb in brackets into the correct form:</text:p>
      <text:p text:style-name="P1"/>
      <text:p text:style-name="P1">1. If he (run)…………..all the way, he (get)……………...there quite qu<text:span text:style-name="T2">i</text:span>ckly (but I don’t suppos<text:span text:style-name="T2">e</text:span></text:p>
      <text:p text:style-name="P1"><text:s text:c="4"/>he will run all the way).</text:p>
      <text:p text:style-name="P1">2. If I (know)………………..of your arrival, I (meet)……………….you, but I didn’t know.</text:p>
      <text:p text:style-name="P1">3. If you (do)…………… as I (tell)………………...you, you (succeed)…………………….</text:p>
      <text:p text:style-name="P1">4. I’m sure she (do)……………….well if she (go)……………….. to university.</text:p>
      <text:p text:style-name="P1">5. I (come)…………………….yesterday if I (have) …………………...nothing to do.</text:p>
      <text:p text:style-name="P1">6. If you (be)…………………..at school, I (give)…………………...it to you.</text:p>
      <text:p text:style-name="P1">7. I warn you: if you (eat)……………….another cake, you (be)……………..sick.</text:p>
      <text:p text:style-name="P1">8. If you (be)…………...here, I (show)………………...you <text:span text:style-name="T1">my new books, but you are in Italy.</text:span></text:p>
      <text:p text:style-name="P1">9. <text:span text:style-name="T1">If I ever (make)…………………...any plans, my husband always (throw)………….. cold water</text:span></text:p>
      <text:p text:style-name="P1"><text:s text:c="4"/><text:span text:style-name="T1">on them.</text:span></text:p>
      <text:p text:style-name="P2">10. If I (be)……………….you, I (plant)…………………...tomatoes there.</text:p>
      <text:p text:style-name="P2">11. Just imagine: if we (have)………………….a helicopter, we (can)……………….get there</text:p>
      <text:p text:style-name="P2"><text:s text:c="6"/>quite quickly.</text:p>
      <text:p text:style-name="P2">12. I (give)…………you her address if I (know)…………….it, but I don’t.</text:p>
      <text:p text:style-name="P2">13. If you (not like)……………..your job, why you (not quit)………………...it?</text:p>
      <text:p text:style-name="P2">14. He says that the neighbours always (complain)…………….., but if he (insist)…………….</text:p>
      <text:p text:style-name="P2"><text:s text:c="6"/><text:span text:style-name="T7">o</text:span>n burning rubber tyres in his garden, what (can)……………….. he expect?</text:p>
      <text:p text:style-name="P2">15. If he (take)…………….. my advice then, <text:span text:style-name="T7">h</text:span>e <text:s/>(be)……………….a rich man now.</text:p>
      <text:p text:style-name="P2">16. If I (be)……………….you, I (tell)…………………..him the truth.</text:p>
      <text:p text:style-name="P2">17. Unless the floods (go down)……………………, we (not be able)……………….to use the car</text:p>
      <text:p text:style-name="P2"><text:s text:c="6"/>tomorrow.</text:p>
      <text:p text:style-name="P2">18. <text:span text:style-name="T2">If the first clock ( be)……………………..invented by someone south of the Equator,</text:span></text:p>
      <text:p text:style-name="P2"><text:s text:c="6"/><text:span text:style-name="T2">clock hands (go)…………………...the other way.</text:span></text:p>
      <text:p text:style-name="P3">19. The dog (not attack)………………..you if you (sit)………………….quiet.</text:p>
      <text:p text:style-name="P3">20. Unless you (wear)……………….boots, you (get)…………….bitten by snakes.</text:p>
      <text:p text:style-name="P3">21. Why he (ask)………………. <text:span text:style-name="T8">if</text:span> he (know) …………………….already?</text:p>
      <text:p text:style-name="P3">22. If you (leave)…………………..that wasp alone, it ( not sting) ……………….you, but you just</text:p>
      <text:p text:style-name="P3"><text:s text:c="6"/>couldn’t.</text:p>
      <text:p text:style-name="P3">23. If I (know)…………………..you needed to borrow the car yesterday, I <text:span text:style-name="T3">(lend)………………</text:span></text:p>
      <text:p text:style-name="P3"><text:s text:c="6"/><text:span text:style-name="T3">to you.</text:span></text:p>
      <text:p text:style-name="P4">24. If they (not be)………………….awake all last night, they ( not be)………………..tired now.</text:p>
      <text:p text:style-name="P4">25. If you (be)…………….allergic to animals, why you (want)…………… a pet?</text:p>
      <text:p text:style-name="P4">26. <text:span text:style-name="T4">If it ( not be)………………..for your encouragement, she ( not cope)……………….with that</text:span></text:p>
      <text:p text:style-name="P4"><text:s text:c="6"/><text:span text:style-name="T4">situation.</text:span></text:p>
      <text:p text:style-name="P5">27. If Jack (join) ………………….the team, I’m leaving.</text:p>
      <text:p text:style-name="P5">28. If I (know)…………………...you were coming. I (meet)………………….. you at the airport.</text:p>
      <text:p text:style-name="P5">29. <text:span text:style-name="T5">If she (like)…………………..art as she doesn’t, she (go)…………………..to the gallery with</text:span></text:p>
      <text:p text:style-name="P5"><text:s text:c="6"/><text:span text:style-name="T5">you last week.</text:span></text:p>
      <text:p text:style-name="P6">30. If she (be)………….. here, <text:s/>she (know)………………..what to do.</text:p>
      <text:p text:style-name="P6">31. I (knit)………………..another sweater if I (have) ……………….more wool, but I don’t.</text:p>
      <text:p text:style-name="P6">32. If it (not be)……………. for my father, I (never start)…………………...learning foreign</text:p>
      <text:p text:style-name="P6"><text:s text:c="6"/>languages when I was a little girl.</text:p>
      <text:p text:style-name="P6">33. <text:span text:style-name="T6">The performance was dragging on. If it (be)…………………...shorter, we (enjoy)……………..</text:span></text:p>
      <text:p text:style-name="P6"><text:s text:c="6"/>……… <text:span text:style-name="T6">it a lot more.</text:span></text:p>
      <text:p text:style-name="P7">34. He always works so hard. If he ( go on)……………………….like this, he (kill)…………….</text:p>
      <text:p text:style-name="P7"><text:s text:c="6"/>himself. </text:p>
      <text:p text:style-name="P7">35. Thank God we met Peter. If he ( not give)…………………….us directions, we never (find)</text:p>
      <text:p text:style-name="P7"><text:s text:c="6"/>that hous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2T17:17:20.011529267</meta:creation-date>
    <dc:date>2020-11-23T11:29:33.642526954</dc:date>
    <meta:editing-duration>PT57M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50" meta:word-count="445" meta:character-count="2947" meta:non-whitespace-character-count="2469"/>
  </office:meta>
</office:document-meta>
</file>